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d2732" officeooo:paragraph-rsid="000d2732"/>
    </style:style>
    <style:style style:name="P3" style:family="paragraph" style:parent-style-name="Standard">
      <style:text-properties officeooo:rsid="000ed201" officeooo:paragraph-rsid="000ed201"/>
    </style:style>
    <style:style style:name="P4" style:family="paragraph" style:parent-style-name="Standard">
      <style:text-properties officeooo:rsid="000ff36f" officeooo:paragraph-rsid="000ff36f"/>
    </style:style>
    <style:style style:name="P5" style:family="paragraph" style:parent-style-name="Standard" style:list-style-name="L1">
      <style:paragraph-properties fo:text-align="start" style:justify-single-word="false"/>
      <style:text-properties fo:color="#2a6099" officeooo:rsid="000d2732" officeooo:paragraph-rsid="000d2732"/>
    </style:style>
    <style:style style:name="P6" style:family="paragraph" style:parent-style-name="Standard" style:list-style-name="L2">
      <style:text-properties fo:color="#2a6099" officeooo:rsid="000d2732" officeooo:paragraph-rsid="000d2732"/>
    </style:style>
    <style:style style:name="P7" style:family="paragraph" style:parent-style-name="Standard" style:list-style-name="L3">
      <style:text-properties fo:color="#2a6099" officeooo:rsid="000d2732" officeooo:paragraph-rsid="000ff36f"/>
    </style:style>
    <style:style style:name="P8" style:family="paragraph" style:parent-style-name="Standard" style:list-style-name="L4">
      <style:text-properties fo:color="#2a6099" officeooo:rsid="000d2732" officeooo:paragraph-rsid="000ff36f"/>
    </style:style>
    <style:style style:name="P9" style:family="paragraph" style:parent-style-name="Standard" style:list-style-name="L4">
      <style:text-properties fo:color="#2a6099" officeooo:rsid="000d2732" officeooo:paragraph-rsid="000ebbe4"/>
    </style:style>
    <style:style style:name="P10" style:family="paragraph" style:parent-style-name="Standard" style:list-style-name="L5">
      <style:text-properties fo:color="#2a6099" officeooo:rsid="000d2732" officeooo:paragraph-rsid="000d2732"/>
    </style:style>
    <style:style style:name="P11" style:family="paragraph" style:parent-style-name="Standard" style:list-style-name="L5">
      <style:text-properties fo:color="#2a6099" officeooo:rsid="000d2732" officeooo:paragraph-rsid="0011bb67"/>
    </style:style>
    <style:style style:name="P12" style:family="paragraph" style:parent-style-name="Standard" style:list-style-name="L5">
      <style:text-properties fo:color="#2a6099" officeooo:rsid="000d2732" officeooo:paragraph-rsid="000d5d97"/>
    </style:style>
    <style:style style:name="P13" style:family="paragraph" style:parent-style-name="Standard" style:list-style-name="L5">
      <style:text-properties fo:color="#2a6099" officeooo:rsid="000d2732" officeooo:paragraph-rsid="000ebbe4"/>
    </style:style>
    <style:style style:name="P14" style:family="paragraph" style:parent-style-name="Standard" style:list-style-name="L5">
      <style:text-properties fo:color="#2a6099" officeooo:rsid="000d2732" officeooo:paragraph-rsid="000ff36f"/>
    </style:style>
    <style:style style:name="P15" style:family="paragraph" style:parent-style-name="Standard" style:list-style-name="L5">
      <style:text-properties fo:color="#2a6099" officeooo:rsid="000d2732" officeooo:paragraph-rsid="001325b9"/>
    </style:style>
    <style:style style:name="P16" style:family="paragraph" style:parent-style-name="Standard" style:list-style-name="L5">
      <style:text-properties fo:color="#2a6099" officeooo:rsid="000d2732" officeooo:paragraph-rsid="000ed201"/>
    </style:style>
    <style:style style:name="P17" style:family="paragraph" style:parent-style-name="Standard" style:list-style-name="L6">
      <style:text-properties fo:color="#2a6099" officeooo:rsid="000d2732" officeooo:paragraph-rsid="000ff36f"/>
    </style:style>
    <style:style style:name="P18" style:family="paragraph" style:parent-style-name="Standard" style:list-style-name="L6">
      <style:text-properties fo:color="#2a6099" officeooo:rsid="000d2732" officeooo:paragraph-rsid="000ed201"/>
    </style:style>
    <style:style style:name="P19" style:family="paragraph" style:parent-style-name="Standard" style:list-style-name="L5">
      <style:text-properties fo:color="#2a6099" style:text-outline="false" style:text-line-through-style="none" style:text-line-through-type="none" style:font-name="Arial" fo:font-size="11pt" fo:font-style="normal" fo:text-shadow="none" style:text-underline-style="none" fo:font-weight="normal" officeooo:rsid="000d2732" officeooo:paragraph-rsid="000d5d97" style:font-size-asian="11pt" style:font-style-asian="normal" style:font-weight-asian="normal" style:text-emphasize="none"/>
    </style:style>
    <style:style style:name="P20" style:family="paragraph" style:parent-style-name="Standard" style:list-style-name="L4">
      <style:text-properties officeooo:rsid="000d5d97" officeooo:paragraph-rsid="000d5d97"/>
    </style:style>
    <style:style style:name="P21" style:family="paragraph" style:parent-style-name="Standard" style:list-style-name="L5">
      <style:text-properties officeooo:rsid="000d5d97" officeooo:paragraph-rsid="000d5d97"/>
    </style:style>
    <style:style style:name="P22" style:family="paragraph" style:parent-style-name="Standard" style:list-style-name="L5">
      <style:text-properties officeooo:rsid="000d5d97" officeooo:paragraph-rsid="000ff36f"/>
    </style:style>
    <style:style style:name="P23" style:family="paragraph" style:parent-style-name="Standard" style:list-style-name="L5">
      <style:text-properties officeooo:rsid="000d2732" officeooo:paragraph-rsid="000d2732"/>
    </style:style>
    <style:style style:name="T1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officeooo:rsid="001618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ÚDOS <text:span text:style-name="T2">5º ANO</text:span></text:p>
      <text:p text:style-name="P2">Regras</text:p>
      <text:list xml:id="list780624632" text:style-name="L1">
        <text:list-item>
          <text:p text:style-name="P5">Regras do laboratório de informática.</text:p>
        </text:list-item>
      </text:list>
      <text:p text:style-name="Standard">Historia</text:p>
      <text:list xml:id="list1629688370" text:style-name="L2">
        <text:list-item>
          <text:p text:style-name="P6">Como surgiram os computadores e sua evolução.</text:p>
        </text:list-item>
      </text:list>
      <text:p text:style-name="Standard">Dispositivos</text:p>
      <text:list xml:id="list1905486394" text:style-name="L3">
        <text:list-item>
          <text:p text:style-name="P7">Dispositivos de entrada e saída</text:p>
        </text:list-item>
        <text:list-item>
          <text:p text:style-name="P7">Dispositivos de armazenamento</text:p>
        </text:list-item>
        <text:list-item>
          <text:p text:style-name="P7">Multimídia</text:p>
        </text:list-item>
      </text:list>
      <text:p text:style-name="Standard">Aplicativos</text:p>
      <text:list xml:id="list3191066603" text:style-name="L4">
        <text:list-item>
          <text:p text:style-name="P20">Sistema Operacional.</text:p>
          <text:list>
            <text:list-item>
              <text:p text:style-name="P8">Principais diferenças entre os SO mais conhecidos (Windows, Linux, Mac).</text:p>
            </text:list-item>
            <text:list-item>
              <text:p text:style-name="P8">Ambiente Linux, suas distribuições e principais ambientes gráficos (Gnome,KDE, etc.).</text:p>
            </text:list-item>
          </text:list>
        </text:list-item>
        <text:list-item>
          <text:p text:style-name="P9">Unidades de medida da informática. (Byte, Kib,Mib,etc).</text:p>
        </text:list-item>
      </text:list>
      <text:list xml:id="list2439349841" text:style-name="L5">
        <text:list-item>
          <text:p text:style-name="P10">Menu, aplicativos instalados.</text:p>
        </text:list-item>
        <text:list-item>
          <text:p text:style-name="P21">Texto</text:p>
          <text:list>
            <text:list-item>
              <text:p text:style-name="P11">Digitação, formatação e normas ABNT</text:p>
            </text:list-item>
            <text:list-item>
              <text:p text:style-name="P12">Integrar diferentes formatos de arquivos.</text:p>
            </text:list-item>
            <text:list-item>
              <text:p text:style-name="P13">Produção Individual ou coletiva.</text:p>
            </text:list-item>
            <text:list-item>
              <text:p text:style-name="P13">Bibliografia.</text:p>
            </text:list-item>
            <text:list-item>
              <text:p text:style-name="P12">Criar livro digital.</text:p>
            </text:list-item>
          </text:list>
        </text:list-item>
        <text:list-item>
          <text:p text:style-name="P23">Planilha</text:p>
          <text:list>
            <text:list-item>
              <text:p text:style-name="P11">Linhas, colunas e células.</text:p>
            </text:list-item>
            <text:list-item>
              <text:p text:style-name="P11">Formulas</text:p>
            </text:list-item>
          </text:list>
        </text:list-item>
        <text:list-item>
          <text:p text:style-name="P21">Apresentação</text:p>
          <text:list>
            <text:list-item>
              <text:p text:style-name="P11">Digitação, formatação e apresentação</text:p>
            </text:list-item>
          </text:list>
        </text:list-item>
        <text:list-item>
          <text:p text:style-name="P22">Compactador</text:p>
          <text:list>
            <text:list-item>
              <text:p text:style-name="P14">Utilizar Compactador de arquivos.</text:p>
            </text:list-item>
          </text:list>
        </text:list-item>
      </text:list>
      <text:p text:style-name="P4">Internet</text:p>
      <text:list xml:id="list100549382736375" text:continue-numbering="true" text:style-name="L5">
        <text:list-item>
          <text:p text:style-name="P23">Navegador</text:p>
          <text:list>
            <text:list-item>
              <text:p text:style-name="P13">Como utilizar o navegador.</text:p>
            </text:list-item>
            <text:list-item>
              <text:p text:style-name="P15">Google tradutor</text:p>
            </text:list-item>
            <text:list-item>
              <text:p text:style-name="P15">Google maps</text:p>
            </text:list-item>
            <text:list-item>
              <text:p text:style-name="P16">Realizar pesquisas avançadas na internet.</text:p>
            </text:list-item>
            <text:list-item>
              <text:p text:style-name="P12">Distinguir informações verdadeiras e falsas.</text:p>
            </text:list-item>
            <text:list-item>
              <text:p text:style-name="P19">Critérios de ordenação dos resultados de buscadores</text:p>
            </text:list-item>
            <text:list-item>
              <text:p text:style-name="P13">Jogos on-line e o perigo dos vícios.</text:p>
            </text:list-item>
            <text:list-item>
              <text:p text:style-name="P13">Debate sobre: <text:span text:style-name="T1">compreensão das mudanças tecnológicas no mundo do trabalho e sobre. a evolução da sociedade.</text:span></text:p>
            </text:list-item>
          </text:list>
        </text:list-item>
      </text:list>
      <text:p text:style-name="P3">Programação</text:p>
      <text:list xml:id="list1987861697" text:style-name="L6">
        <text:list-item>
          <text:p text:style-name="P17">Scratch</text:p>
        </text:list-item>
        <text:list-item>
          <text:p text:style-name="P18">Algorítimos</text:p>
        </text:list-item>
        <text:list-item>
          <text:p text:style-name="P17">Listas, filas e pilhas</text:p>
        </text:list-item>
        <text:list-item>
          <text:p text:style-name="P17">Reconhecer padrão em algorítimo</text:p>
        </text:list-item>
        <text:list-item>
          <text:p text:style-name="P18">Debate:Problemas que não podem ser resolvido com computador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06:56:05.942000000</meta:creation-date>
    <dc:date>2022-08-15T10:05:48.340097140</dc:date>
    <meta:editing-duration>PT5H27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4" meta:word-count="201" meta:character-count="1274" meta:non-whitespace-character-count="1154"/>
  </office:meta>
</office:document-meta>
</file>